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144cm" style:rel-column-width="31397*"/>
    </style:style>
    <style:style style:name="Tableau1.B" style:family="table-column">
      <style:table-column-properties style:column-width="8.855cm" style:rel-column-width="34138*"/>
    </style:style>
    <style:style style:name="Tableau1.A1" style:family="table-cell">
      <style:table-cell-properties fo:background-color="transparent" fo:padding="0.097cm" fo:border-left="0.018cm solid #000000" fo:border-right="none" fo:border-top="0.018cm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0.018cm solid #000000" fo:border-right="0.018cm solid #000000" fo:border-top="0.018cm solid #000000" fo:border-bottom="non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  <style:text-properties fo:language="fr" fo:country="FR"/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List_20_1_20_Start">
      <style:paragraph-properties fo:margin-left="0cm" fo:margin-right="0cm" fo:text-indent="0cm" style:auto-text-indent="false"/>
      <style:text-properties style:font-name="Times" style:font-size-asian="12pt" style:font-name-complex="Tahoma1"/>
    </style:style>
    <style:style style:name="P18" style:family="paragraph" style:parent-style-name="List_20_1_20_Start">
      <style:paragraph-properties fo:margin-left="0cm" fo:margin-right="0cm" fo:text-align="center" style:justify-single-word="false" fo:text-indent="0cm" style:auto-text-indent="false"/>
      <style:text-properties style:font-name="Times" fo:font-style="normal" fo:font-weight="normal" style:font-size-asian="12pt" style:font-style-asian="normal" style:font-weight-asian="normal" style:font-name-complex="Tahoma1" style:font-style-complex="normal" style:font-weight-complex="normal"/>
    </style:style>
    <style:style style:name="P19" style:family="paragraph" style:parent-style-name="List_20_1_20_Start">
      <style:paragraph-properties fo:margin-left="0cm" fo:margin-right="0cm"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Code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Code">
      <style:text-properties fo:font-weight="bold" style:font-weight-asian="bold" style:font-weight-complex="bold"/>
    </style:style>
    <style:style style:name="P22" style:family="paragraph" style:parent-style-name="Code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Code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Code">
      <style:text-properties fo:font-style="normal" style:font-style-asian="normal" style:font-style-complex="normal"/>
    </style:style>
    <style:style style:name="P25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Text_20_body" style:master-page-name="Standard">
      <style:paragraph-properties fo:line-height="150%" fo:text-align="center" style:justify-single-word="false" style:page-number="auto"/>
      <style:text-properties style:font-name="Century Schoolbook L" fo:font-size="12pt" fo:font-weight="bold" style:font-size-asian="12pt" style:font-size-complex="12pt"/>
    </style:style>
    <style:style style:name="P2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Text_20_body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1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2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5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Code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fr" fo:country="F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background-color="transparent" style:font-style-asian="normal" style:font-style-complex="normal"/>
    </style:style>
    <style:style style:name="T7" style:family="text">
      <style:text-properties fo:color="#800000" fo:font-style="normal" fo:background-color="#ffff00" style:font-style-asian="normal" style:font-style-complex="normal"/>
    </style:style>
    <style:style style:name="T8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2">Administration autonome de serveurs sur la grille avec une machine virtuelle</text:p>
      <text:p text:style-name="P8"/>
      <text:p text:style-name="P8">Installation de Xen 3.1.3 avec noyau linux 2.6.18-8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30"><text:a xlink:type="simple" xlink:href="mailto:jlouisy@etu.enseeiht.fr"><text:span text:style-name="T1">Julien Louisy</text:span></text:a></text:p>
        </text:list-item>
        <text:list-item>
          <text:p text:style-name="P30"><text:a xlink:type="simple" xlink:href="mailto:jlouisy@etu.enseeiht.fr"><text:span text:style-name="T1">Julien Clariond</text:span></text:a></text:p>
        </text:list-item>
        <text:list-item>
          <text:p text:style-name="P30"><text:a xlink:type="simple" xlink:href="mailto:jlouisy@etu.enseeiht.fr"><text:span text:style-name="T1">Hery Randriamanamihaga</text:span></text:a></text:p>
        </text:list-item>
        <text:list-item>
          <text:p text:style-name="P30"><text:a xlink:type="simple" xlink:href="mailto:jlouisy@etu.enseeiht.fr"><text:span text:style-name="T1">Ezequiel Geremia</text:span></text:a></text:p>
        </text:list-item>
        <text:list-item>
          <text:p text:style-name="P30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Sommaire</text:p>
          </text:index-title>
          <text:p text:style-name="P16">1 - Téléchargement des sources<text:tab/>3</text:p>
          <text:p text:style-name="P15"><text:s/>- Aller sur http://www.xen.org/download/index_3.1.html et télécharger<text:tab/>3</text:p>
        </text:index-body>
      </text:table-of-content>
      <text:p text:style-name="Standard"/>
      <text:h text:style-name="P14" text:outline-level="1">Préparation</text:h>
      <text:p text:style-name="P22"># apt-get install build-essential libx11-dev gettext libssl-dev libncurses-dev</text:p>
      <text:p text:style-name="P10"><text:s text:c="4"/>* Development install of zlib (e.g., zlib-dev) </text:p>
      <text:p text:style-name="P10"><text:s text:c="4"/>* Development install of Python v2.3 or later (e.g., python-dev) </text:p>
      <text:p text:style-name="P10"><text:s text:c="4"/>* bridge-utils package (/sbin/brctl) </text:p>
      <text:p text:style-name="P10"><text:s text:c="4"/>* iproute package (/sbin/ip) </text:p>
      <text:p text:style-name="P10"><text:s text:c="4"/>* hotplug or udev</text:p>
      <text:h text:style-name="Heading_20_1" text:outline-level="1"><text:span text:style-name="T3">Téléchargement</text:span> des sources</text:h>
      <text:p text:style-name="Text_20_body"><text:span text:style-name="T5">Aller sur </text:span><text:a xlink:type="simple" xlink:href="http://www.xen.org/download/index_3.1.html"><text:span text:style-name="T5">http://www.xen.org/download/index_3.1.html</text:span></text:a><text:span text:style-name="T5"> et télécharger l'archive du code source de Xen 3.1.3 (« download Tarballs 3.1 » puis « source download »)</text:span></text:p>
      <text:p text:style-name="P11">ou :</text:p>
      <text:p text:style-name="P23">$ wget http://bits.xensource.com/oss-xen/release/3.1.3/xen-3.1.3.tar.gz</text:p>
      <text:h text:style-name="P25" text:outline-level="1">Installation</text:h>
      <text:list text:style-name="List_20_1">
        <text:list-item>
          <text:p text:style-name="P35">Extraire l'archive :</text:p>
        </text:list-item>
      </text:list>
      <text:p text:style-name="P23">$ tar -xvf xen-3.1.3.tar.gz</text:p>
      <text:list text:style-name="List_20_1">
        <text:list-item text:start-value="1">
          <text:p text:style-name="P35">Entrez dans le répertoire (xen-3.1.3) :</text:p>
        </text:list-item>
      </text:list>
      <text:p text:style-name="P20"><text:span text:style-name="T4">$ cd </text:span><text:span text:style-name="T4">xen-3.1.3</text:span></text:p>
      <text:list text:style-name="List_20_1">
        <text:list-item text:start-value="1">
          <text:p text:style-name="P35">Deux choix s'offrent maintenant à vous 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Si vous ne voulez pas modifier la configuration du noyau :</text:p>
          </table:table-cell>
          <table:table-cell table:style-name="Tableau1.B1" office:value-type="string">
            <text:p text:style-name="P19">Si vous voulez modifier la configuration du noyau :</text:p>
          </table:table-cell>
        </table:table-row>
        <table:table-row>
          <table:table-cell table:style-name="Tableau1.A2" office:value-type="string">
            <text:p text:style-name="P23">$ make world</text:p>
            <text:p text:style-name="P23"># sh ./install.sh</text:p>
          </table:table-cell>
          <table:table-cell table:style-name="Tableau1.B2" office:value-type="string">
            <text:p text:style-name="P24">$ make linux-2.6-xen-config CONFIGMODE=menuconfig </text:p>
            <text:p text:style-name="P24">$ make linux-2.6-xen-build </text:p>
            <text:p text:style-name="P24"># make linux-2.6-xen-install</text:p>
            <text:p text:style-name="P24"># sh ./install.sh</text:p>
          </table:table-cell>
        </table:table-row>
      </table:table>
      <text:p text:style-name="P11"/>
      <text:p text:style-name="P11"><text:soft-page-break/></text:p>
      <text:list text:style-name="List_20_1">
        <text:list-item text:start-value="1">
          <text:p text:style-name="P28">Générer et déplacer le initrd :</text:p>
        </text:list-item>
      </text:list>
      <text:p text:style-name="P23"># depmod 2.6.18.8-xen</text:p>
      <text:p text:style-name="P23"># mkinitramfs -o initrd.img-2.6.18.8-xen 2.6.18.8-xen</text:p>
      <text:p text:style-name="P23"># cp initrd.img-2.6.18.8-xen /boot/</text:p>
      <text:p text:style-name="P11"/>
      <text:list text:style-name="List_20_1">
        <text:list-item>
          <text:p text:style-name="P28">Générer et déplacer l'archive xen (<text:span text:style-name="T8">nécessaire ?</text:span>) :</text:p>
        </text:list-item>
      </text:list>
      <text:p text:style-name="P23">$ cd xen/</text:p>
      <text:p text:style-name="P23">$ make</text:p>
      <text:p text:style-name="P23"># cp xen.gz /boot/xen-3.1.3.gz</text:p>
      <text:h text:style-name="P25" text:outline-level="1">Démarage</text:h>
      <text:list text:style-name="List_20_1">
        <text:list-item text:start-value="1">
          <text:p text:style-name="P35">Modifier le grub :</text:p>
        </text:list-item>
      </text:list>
      <text:p text:style-name="P24"># gedit /boot/grub/menu.lst</text:p>
      <text:p text:style-name="P17"/>
      <text:p text:style-name="P23">title Xen 3.1.3 / Ubuntu Gutsy 7.10 / kernel 2.6 .18-8</text:p>
      <text:p text:style-name="P23"><text:s text:c="2"/>kernel /boot/xen-3.1.3.gz</text:p>
      <text:p text:style-name="P21"><text:span text:style-name="T4"><text:s text:c="2"/>module /boot/vmlinuz-2.6.18.8-xen root=</text:span><text:span text:style-name="T7">&lt;root-dev&gt;</text:span><text:span text:style-name="T4"> ro console=tty0 </text:span></text:p>
      <text:p text:style-name="P21"><text:span text:style-name="T4"><text:s text:c="2"/></text:span><text:span text:style-name="T6">module /boot/initrd.img-2.6.18.8-x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>
      <style:paragraph-properties fo:background-color="#e6e6ff" fo:padding="0.049cm" fo:border="0.018cm solid #000000" style:shadow="#808080 0.18cm 0.18cm">
        <style:background-image/>
      </style:paragraph-properties>
      <style:text-properties style:font-name="FreeMono" fo:font-size="11pt" fo:font-weight="bold" style:font-size-asian="10.5pt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21T17:27:02</dc:date>
    <meta:editing-cycles>11</meta:editing-cycles>
    <meta:editing-duration>PT4H39M1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60" meta:word-count="305" meta:character-count="2174"/>
  </office:meta>
</office:document-meta>
</file>